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4cm" svg:height="1.5cm" svg:x="8cm" svg:y="9.5cm">
          <text:p text:style-name="P1">vv.Object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4cm" svg:height="1.5cm" svg:x="2.5cm" svg:y="6.5cm">
          <text:p text:style-name="P1">vv.N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.5cm" svg:x="2.5cm" svg:y="3.5cm">
          <text:p text:style-name="P1">vv.Port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4cm" svg:height="1.5cm" svg:x="8cm" svg:y="6.5cm">
          <text:p text:style-name="P1">vv.Instance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4cm" svg:height="1.5cm" svg:x="13.5cm" svg:y="6.5cm">
          <text:p text:style-name="P1">vv.Modul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0cm" svg:y1="9.5cm" svg:x2="4.5cm" svg:y2="8cm" draw:start-shape="id1" draw:start-glue-point="0" draw:end-shape="id2" draw:end-glue-point="2">
          <text:p/>
        </draw:connector>
        <draw:connector draw:style-name="gr2" draw:text-style-name="P2" draw:layer="layout" draw:type="curve" svg:x1="10cm" svg:y1="9.5cm" svg:x2="10cm" svg:y2="8cm" draw:start-shape="id1" draw:start-glue-point="0" draw:end-shape="id3" draw:end-glue-point="2">
          <text:p/>
        </draw:connector>
        <draw:connector draw:style-name="gr2" draw:text-style-name="P2" draw:layer="layout" draw:type="curve" svg:x1="10cm" svg:y1="9.5cm" svg:x2="15.5cm" svg:y2="8cm" draw:start-shape="id1" draw:start-glue-point="0" draw:end-shape="id4" draw:end-glue-point="2">
          <text:p/>
        </draw:connector>
        <draw:line draw:style-name="gr2" draw:text-style-name="P2" draw:layer="layout" svg:x1="4.5cm" svg:y1="6.5cm" svg:x2="4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ty</meta:initial-creator>
    <meta:creation-date>2007-09-04T22:52:51</meta:creation-date>
    <dc:creator>Marty</dc:creator>
    <dc:date>2007-09-04T22:57:45</dc:date>
    <dc:language>en-GB</dc:language>
    <meta:editing-cycles>2</meta:editing-cycles>
    <meta:editing-duration>PT4M55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